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StarSymbol" svg:font-family="StarSymbol"/>
    <style:font-face style:name="Times New Roman" svg:font-family="'Times New Roman'"/>
    <style:font-face style:name="sans-serif" svg:font-family="sans-serif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Header">
      <style:paragraph-properties>
        <style:tab-stops>
          <style:tab-stop style:position="6.9181in" style:type="right"/>
          <style:tab-stop style:position="6.9252in" style:type="right"/>
        </style:tab-stops>
      </style:paragraph-properties>
      <style:text-properties fo:font-size="20pt" style:font-size-asian="20pt" style:font-size-complex="20pt"/>
    </style:style>
    <style:style style:name="P2" style:family="paragraph" style:parent-style-name="Standard">
      <style:paragraph-properties fo:text-align="center" style:justify-single-word="false"/>
      <style:text-properties fo:font-size="18pt" fo:font-weight="bold" style:font-size-asian="15.75pt" style:font-weight-asian="bold" style:font-size-complex="18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variant="normal" fo:text-transform="none" fo:color="#000000" style:text-position="0% 100%" style:font-name="Times New Roman" fo:letter-spacing="normal"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variant="normal" fo:text-transform="none" fo:color="#000000" style:text-position="0% 100%" style:font-name="Times New Roman" fo:letter-spacing="normal" fo:font-style="normal" fo:font-weight="normal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variant="normal" fo:text-transform="none" fo:color="#000000" style:text-position="0% 100%" style:font-name="Times New Roman" fo:letter-spacing="normal" fo:font-style="normal" fo:font-weight="bold" style:font-style-asian="normal" style:font-weight-asian="bold" style:font-style-complex="normal" style:font-weight-complex="bold"/>
    </style:style>
    <style:style style:name="P6" style:family="paragraph">
      <style:paragraph-properties fo:margin-left="0in" fo:margin-right="0in" fo:margin-top="0in" fo:margin-bottom="0in" fo:line-height="100%" fo:text-align="center" text:enable-numbering="false" fo:text-indent="0in"/>
    </style:style>
    <style:style style:name="P7" style:family="paragraph">
      <style:paragraph-properties fo:margin-left="0in" fo:margin-right="0in" fo:margin-top="0in" fo:margin-bottom="0in" fo:line-height="100%" fo:text-align="center" text:enable-numbering="false" fo:text-indent="0in"/>
      <style:text-properties style:use-window-font-color="true" style:text-outline="false" style:text-line-through-style="none" style:font-name="Liberation Sans1" fo:font-size="12pt" fo:font-style="normal" fo:text-shadow="none" style:text-underline-style="none" fo:font-weight="normal" style:letter-kerning="true" style:font-name-asian="Bitstream Vera Sans" style:font-size-asian="12pt" style:font-style-asian="normal" style:font-weight-asian="normal" style:font-name-complex="Bitstream Vera Sans" style:font-size-complex="12pt" style:font-style-complex="normal" style:font-weight-complex="normal" style:text-emphasize="none" style:font-relief="none"/>
    </style:style>
    <style:style style:name="P8" style:family="paragraph">
      <style:paragraph-properties fo:margin-left="0in" fo:margin-right="0in" fo:margin-top="0in" fo:margin-bottom="0in" fo:line-height="100%" fo:text-align="center" text:enable-numbering="false" fo:text-indent="0in"/>
      <style:text-properties style:use-window-font-color="true" style:text-outline="false" style:text-line-through-style="none" style:font-name="Liberation Sans1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 style:font-relief="none"/>
    </style:style>
    <style:style style:name="P9" style:family="paragraph">
      <style:paragraph-properties fo:margin-left="0in" fo:margin-right="0in" fo:margin-top="0in" fo:margin-bottom="0in" fo:line-height="100%" text:enable-numbering="false" fo:text-indent="0in"/>
    </style:style>
    <style:style style:name="P10" style:family="paragraph">
      <style:paragraph-properties fo:margin-left="0in" fo:margin-right="0in" fo:margin-top="0in" fo:margin-bottom="0in" fo:line-height="100%" text:enable-numbering="false" fo:text-indent="0in"/>
      <style:text-properties style:use-window-font-color="true" style:text-outline="false" style:text-line-through-style="none" style:font-name="Liberation Sans1" fo:font-size="12pt" fo:font-style="normal" fo:text-shadow="none" style:text-underline-style="none" fo:font-weight="normal" style:letter-kerning="true" style:font-name-asian="Bitstream Vera Sans" style:font-size-asian="12pt" style:font-style-asian="normal" style:font-weight-asian="normal" style:font-name-complex="Bitstream Vera Sans" style:font-size-complex="12pt" style:font-style-complex="normal" style:font-weight-complex="normal" style:text-emphasize="none" style:font-relief="non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use-window-font-color="true" style:text-outline="false" style:text-line-through-style="none" style:font-name="Liberation Sans1" fo:font-size="12pt" fo:font-style="normal" fo:text-shadow="none" style:text-underline-style="none" fo:font-weight="normal" style:letter-kerning="true" style:font-name-asian="Bitstream Vera Sans" style:font-size-asian="12pt" style:font-style-asian="normal" style:font-weight-asian="normal" style:font-name-complex="Bitstream Vera Sans" style:font-size-complex="12pt" style:font-style-complex="normal" style:font-weight-complex="normal" style:text-emphasize="none" style:font-relief="none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  <style:text-properties style:font-name="StarSymbol"/>
      </text:list-level-style-bullet>
    </text:list-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solid" draw:fill-color="#99ccff" draw:textarea-horizontal-align="justify" draw:textarea-vertical-align="middle" draw:auto-grow-height="fals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3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solid" draw:fill-color="#99ccff" draw:textarea-horizontal-align="justify" draw:textarea-vertical-align="middle" draw:auto-grow-height="fals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4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solid" draw:fill-color="#99ccff" draw:textarea-horizontal-align="justify" draw:textarea-vertical-align="middle" draw:auto-grow-height="fals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5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solid" draw:fill-color="#99ccff" draw:textarea-horizontal-align="justify" draw:textarea-vertical-align="middle" draw:auto-grow-height="fals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6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solid" draw:fill-color="#99ccff" draw:textarea-horizontal-align="justify" draw:textarea-vertical-align="middle" draw:auto-grow-height="fals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7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solid" draw:fill-color="#99ccff" draw:textarea-horizontal-align="justify" draw:textarea-vertical-align="middle" draw:auto-grow-height="fals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8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solid" draw:fill-color="#99ccff" draw:textarea-horizontal-align="justify" draw:textarea-vertical-align="middle" draw:auto-grow-height="fals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9" style:family="graphic">
      <style:graphic-properties draw:stroke="solid" svg:stroke-width="0in" svg:stroke-color="#000000" draw:marker-start="" draw:marker-start-width="0.1181in" draw:marker-start-center="false" draw:marker-end="Arrow" draw:marker-end-width="0.1181in" draw:marker-end-center="false" draw:fill="solid" draw:fill-color="#99ccff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10" style:family="graphic">
      <style:graphic-properties draw:stroke="solid" svg:stroke-width="0in" svg:stroke-color="#000000" draw:marker-start="" draw:marker-start-width="0.1181in" draw:marker-start-center="false" draw:marker-end="Arrow" draw:marker-end-width="0.1181in" draw:marker-end-center="false" draw:fill="solid" draw:fill-color="#99ccff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11" style:family="graphic">
      <style:graphic-properties draw:stroke="solid" svg:stroke-width="0in" svg:stroke-color="#000000" draw:marker-start="" draw:marker-start-width="0.1181in" draw:marker-start-center="false" draw:marker-end="Arrow" draw:marker-end-width="0.1181in" draw:marker-end-center="false" draw:fill="solid" draw:fill-color="#99ccff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12" style:family="graphic">
      <style:graphic-properties draw:stroke="solid" svg:stroke-width="0in" svg:stroke-color="#000000" draw:marker-start="" draw:marker-start-width="0.1181in" draw:marker-start-center="false" draw:marker-end="Arrow" draw:marker-end-width="0.1181in" draw:marker-end-center="false" draw:fill="solid" draw:fill-color="#99ccff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13" style:family="graphic">
      <style:graphic-properties draw:stroke="solid" svg:stroke-width="0in" svg:stroke-color="#000000" draw:marker-start="" draw:marker-start-width="0.1181in" draw:marker-start-center="false" draw:marker-end="Arrow" draw:marker-end-width="0.1181in" draw:marker-end-center="false" draw:fill="solid" draw:fill-color="#99ccff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14" style:family="graphic">
      <style:graphic-properties draw:stroke="solid" svg:stroke-width="0in" svg:stroke-color="#000000" draw:marker-start="" draw:marker-start-width="0.1181in" draw:marker-start-center="false" draw:marker-end="Arrow" draw:marker-end-width="0.1181in" draw:marker-end-center="false" draw:fill="solid" draw:fill-color="#99ccff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15" style:family="graphic">
      <style:graphic-properties draw:stroke="solid" svg:stroke-width="0in" svg:stroke-color="#000000" draw:marker-start="" draw:marker-start-width="0.1181in" draw:marker-start-center="false" draw:marker-end="Arrow" draw:marker-end-width="0.1181in" draw:marker-end-center="false" draw:fill="solid" draw:fill-color="#99ccff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16" style:family="graphic">
      <style:graphic-properties draw:stroke="solid" svg:stroke-width="0in" svg:stroke-color="#000000" draw:marker-start="" draw:marker-start-width="0.1181in" draw:marker-start-center="false" draw:marker-end="Arrow" draw:marker-end-width="0.1181in" draw:marker-end-center="false" draw:fill="solid" draw:fill-color="#99ccff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17" style:family="graphic">
      <style:graphic-properties draw:stroke="none" svg:stroke-width="0in" svg:stroke-color="#000000" draw:marker-start="" draw:marker-start-width="0.1181in" draw:marker-start-center="false" draw:marker-end="" draw:marker-end-width="0.1181in" draw:marker-end-center="false" draw:fill="none" draw:fill-color="#ffffff" draw:textarea-horizontal-align="left" draw:auto-grow-height="true" draw:auto-grow-width="true" fo:min-height="0in" fo:min-width="0in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18" style:family="graphic">
      <style:graphic-properties draw:stroke="solid" svg:stroke-width="0in" svg:stroke-color="#000000" draw:marker-start="" draw:marker-start-width="0.1181in" draw:marker-start-center="false" draw:marker-end="Arrow" draw:marker-end-width="0.1181in" draw:marker-end-center="false" draw:fill="solid" draw:fill-color="#99ccff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19" style:family="graphic">
      <style:graphic-properties draw:stroke="none" svg:stroke-width="0in" svg:stroke-color="#000000" draw:marker-start="" draw:marker-start-width="0.1181in" draw:marker-start-center="false" draw:marker-end="" draw:marker-end-width="0.1181in" draw:marker-end-center="false" draw:fill="none" draw:fill-color="#ffffff" draw:textarea-horizontal-align="left" draw:auto-grow-height="true" draw:auto-grow-width="true" fo:min-height="0in" fo:min-width="0in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20" style:family="graphic">
      <style:graphic-properties draw:stroke="none" svg:stroke-width="0in" svg:stroke-color="#000000" draw:marker-start="" draw:marker-start-width="0.1181in" draw:marker-start-center="false" draw:marker-end="" draw:marker-end-width="0.1181in" draw:marker-end-center="false" draw:fill="none" draw:fill-color="#ffffff" draw:textarea-horizontal-align="left" draw:auto-grow-height="true" draw:auto-grow-width="true" fo:min-height="0in" fo:min-width="0in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21" style:family="graphic">
      <style:graphic-properties draw:stroke="solid" svg:stroke-width="0in" svg:stroke-color="#000000" draw:marker-start="" draw:marker-start-width="0.1181in" draw:marker-start-center="false" draw:marker-end="Arrow" draw:marker-end-width="0.1181in" draw:marker-end-center="false" draw:fill="solid" draw:fill-color="#99ccff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22" style:family="graphic">
      <style:graphic-properties draw:stroke="none" svg:stroke-width="0in" svg:stroke-color="#000000" draw:marker-start="" draw:marker-start-width="0.1181in" draw:marker-start-center="false" draw:marker-end="" draw:marker-end-width="0.1181in" draw:marker-end-center="false" draw:fill="none" draw:fill-color="#ffffff" draw:textarea-horizontal-align="left" draw:auto-grow-height="true" draw:auto-grow-width="true" fo:min-height="0in" fo:min-width="0in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23" style:family="graphic">
      <style:graphic-properties draw:stroke="none" svg:stroke-width="0in" svg:stroke-color="#000000" draw:marker-start="" draw:marker-start-width="0.1181in" draw:marker-start-center="false" draw:marker-end="" draw:marker-end-width="0.1181in" draw:marker-end-center="false" draw:fill="none" draw:fill-color="#ffffff" draw:textarea-horizontal-align="left" draw:auto-grow-height="true" draw:auto-grow-width="true" fo:min-height="0in" fo:min-width="0in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24" style:family="graphic">
      <style:graphic-properties draw:stroke="none" svg:stroke-width="0in" svg:stroke-color="#000000" draw:marker-start="" draw:marker-start-width="0.1181in" draw:marker-start-center="false" draw:marker-end="" draw:marker-end-width="0.1181in" draw:marker-end-center="false" draw:fill="none" draw:fill-color="#ffffff" draw:textarea-horizontal-align="left" draw:auto-grow-height="true" draw:auto-grow-width="true" fo:min-height="0in" fo:min-width="0in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25" style:family="graphic">
      <style:graphic-properties draw:stroke="none" svg:stroke-width="0in" svg:stroke-color="#000000" draw:marker-start="" draw:marker-start-width="0.1181in" draw:marker-start-center="false" draw:marker-end="" draw:marker-end-width="0.1181in" draw:marker-end-center="false" draw:fill="none" draw:fill-color="#ffffff" draw:textarea-horizontal-align="left" draw:auto-grow-height="true" draw:auto-grow-width="true" fo:min-height="0in" fo:min-width="0in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26" style:family="graphic">
      <style:graphic-properties draw:stroke="none" svg:stroke-width="0in" svg:stroke-color="#000000" draw:marker-start="" draw:marker-start-width="0.1181in" draw:marker-start-center="false" draw:marker-end="" draw:marker-end-width="0.1181in" draw:marker-end-center="false" draw:fill="none" draw:fill-color="#ffffff" draw:textarea-horizontal-align="left" draw:auto-grow-height="true" draw:auto-grow-width="true" fo:min-height="0in" fo:min-width="0in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27" style:family="graphic">
      <style:graphic-properties draw:stroke="solid" svg:stroke-width="0in" svg:stroke-color="#000000" draw:marker-start="" draw:marker-start-width="0.1181in" draw:marker-start-center="false" draw:marker-end="Arrow" draw:marker-end-width="0.1181in" draw:marker-end-center="false" draw:fill="solid" draw:fill-color="#99ccff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28" style:family="graphic">
      <style:graphic-properties draw:stroke="none" svg:stroke-width="0in" svg:stroke-color="#000000" draw:marker-start="" draw:marker-start-width="0.1181in" draw:marker-start-center="false" draw:marker-end="" draw:marker-end-width="0.1181in" draw:marker-end-center="false" draw:fill="none" draw:fill-color="#ffffff" draw:textarea-horizontal-align="left" draw:auto-grow-height="true" draw:auto-grow-width="true" fo:min-height="0in" fo:min-width="0in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29" style:family="graphic">
      <style:graphic-properties draw:stroke="none" svg:stroke-width="0in" svg:stroke-color="#000000" draw:marker-start="" draw:marker-start-width="0.1181in" draw:marker-start-center="false" draw:marker-end="" draw:marker-end-width="0.1181in" draw:marker-end-center="false" draw:fill="none" draw:fill-color="#ffffff" draw:textarea-horizontal-align="left" draw:auto-grow-height="true" draw:auto-grow-width="true" fo:min-height="0in" fo:min-width="0in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30" style:family="graphic">
      <style:graphic-properties draw:stroke="none" svg:stroke-width="0in" svg:stroke-color="#000000" draw:marker-start="" draw:marker-start-width="0.1181in" draw:marker-start-center="false" draw:marker-end="" draw:marker-end-width="0.1181in" draw:marker-end-center="false" draw:fill="none" draw:fill-color="#ffffff" draw:textarea-horizontal-align="left" draw:auto-grow-height="true" draw:auto-grow-width="true" fo:min-height="0in" fo:min-width="0in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31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solid" draw:fill-color="#99ccff" draw:textarea-horizontal-align="justify" draw:textarea-vertical-align="middle" draw:auto-grow-height="fals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32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solid" draw:fill-color="#99ccff" draw:textarea-horizontal-align="justify" draw:textarea-vertical-align="middle" draw:auto-grow-height="fals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33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solid" draw:fill-color="#99ccff" draw:textarea-horizontal-align="justify" draw:textarea-vertical-align="middle" draw:auto-grow-height="fals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34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solid" draw:fill-color="#99ccff" draw:textarea-horizontal-align="justify" draw:textarea-vertical-align="middle" draw:auto-grow-height="fals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35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solid" draw:fill-color="#99ccff" draw:textarea-horizontal-align="justify" draw:textarea-vertical-align="middle" draw:auto-grow-height="fals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36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solid" draw:fill-color="#99ccff" draw:textarea-horizontal-align="justify" draw:textarea-vertical-align="middle" draw:auto-grow-height="fals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37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solid" draw:fill-color="#99ccff" draw:textarea-horizontal-align="justify" draw:textarea-vertical-align="middle" draw:auto-grow-height="fals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38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solid" draw:fill-color="#99ccff" draw:textarea-horizontal-align="justify" draw:textarea-vertical-align="middle" draw:auto-grow-height="fals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39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solid" draw:fill-color="#99ccff" draw:textarea-horizontal-align="justify" draw:textarea-vertical-align="middle" draw:auto-grow-height="fals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40" style:family="graphic">
      <style:graphic-properties draw:stroke="none" svg:stroke-width="0in" svg:stroke-color="#000000" draw:marker-start="" draw:marker-start-width="0.1181in" draw:marker-start-center="false" draw:marker-end="" draw:marker-end-width="0.1181in" draw:marker-end-center="false" draw:fill="none" draw:fill-color="#ffffff" draw:textarea-horizontal-align="left" draw:auto-grow-height="true" draw:auto-grow-width="true" fo:min-height="0in" fo:min-width="0in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41" style:family="graphic">
      <style:graphic-properties draw:stroke="solid" svg:stroke-width="0in" svg:stroke-color="#000000" draw:marker-start="" draw:marker-start-width="0.1181in" draw:marker-start-center="false" draw:marker-end="Arrow" draw:marker-end-width="0.1181in" draw:marker-end-center="false" draw:fill="solid" draw:fill-color="#99ccff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42" style:family="graphic">
      <style:graphic-properties draw:stroke="solid" svg:stroke-width="0in" svg:stroke-color="#000000" draw:marker-start="" draw:marker-start-width="0.1181in" draw:marker-start-center="false" draw:marker-end="Arrow" draw:marker-end-width="0.1181in" draw:marker-end-center="false" draw:fill="solid" draw:fill-color="#99ccff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43" style:family="graphic">
      <style:graphic-properties draw:stroke="solid" svg:stroke-width="0in" svg:stroke-color="#000000" draw:marker-start="" draw:marker-start-width="0.1181in" draw:marker-start-center="false" draw:marker-end="Arrow" draw:marker-end-width="0.1181in" draw:marker-end-center="false" draw:fill="solid" draw:fill-color="#99ccff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44" style:family="graphic">
      <style:graphic-properties draw:stroke="solid" svg:stroke-width="0in" svg:stroke-color="#000000" draw:marker-start="" draw:marker-start-width="0.1181in" draw:marker-start-center="false" draw:marker-end="Arrow" draw:marker-end-width="0.1181in" draw:marker-end-center="false" draw:fill="solid" draw:fill-color="#99ccff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45" style:family="graphic">
      <style:graphic-properties draw:stroke="solid" svg:stroke-width="0in" svg:stroke-color="#000000" draw:marker-start="" draw:marker-start-width="0.1181in" draw:marker-start-center="false" draw:marker-end="Arrow" draw:marker-end-width="0.1181in" draw:marker-end-center="false" draw:fill="solid" draw:fill-color="#99ccff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46" style:family="graphic">
      <style:graphic-properties draw:stroke="solid" svg:stroke-width="0in" svg:stroke-color="#000000" draw:marker-start="" draw:marker-start-width="0.1181in" draw:marker-start-center="false" draw:marker-end="Arrow" draw:marker-end-width="0.1181in" draw:marker-end-center="false" draw:fill="solid" draw:fill-color="#99ccff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47" style:family="graphic">
      <style:graphic-properties draw:stroke="solid" svg:stroke-width="0in" svg:stroke-color="#000000" draw:marker-start="" draw:marker-start-width="0.1181in" draw:marker-start-center="false" draw:marker-end="Arrow" draw:marker-end-width="0.1181in" draw:marker-end-center="false" draw:fill="solid" draw:fill-color="#99ccff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48" style:family="graphic">
      <style:graphic-properties draw:stroke="solid" svg:stroke-width="0in" svg:stroke-color="#000000" draw:marker-start="" draw:marker-start-width="0.1181in" draw:marker-start-center="false" draw:marker-end="Arrow" draw:marker-end-width="0.1181in" draw:marker-end-center="false" draw:fill="solid" draw:fill-color="#99ccff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49" style:family="graphic">
      <style:graphic-properties draw:stroke="solid" svg:stroke-width="0in" svg:stroke-color="#000000" draw:marker-start="" draw:marker-start-width="0.1181in" draw:marker-start-center="false" draw:marker-end="Arrow" draw:marker-end-width="0.1181in" draw:marker-end-center="false" draw:fill="solid" draw:fill-color="#99ccff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50" style:family="graphic">
      <style:graphic-properties draw:stroke="solid" svg:stroke-width="0in" svg:stroke-color="#000000" draw:marker-start="" draw:marker-start-width="0.1181in" draw:marker-start-center="false" draw:marker-end="Arrow" draw:marker-end-width="0.1181in" draw:marker-end-center="false" draw:fill="solid" draw:fill-color="#99ccff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51" style:family="graphic">
      <style:graphic-properties draw:stroke="solid" svg:stroke-width="0in" svg:stroke-color="#000000" draw:marker-start="" draw:marker-start-width="0.1181in" draw:marker-start-center="false" draw:marker-end="Arrow" draw:marker-end-width="0.1181in" draw:marker-end-center="false" draw:fill="solid" draw:fill-color="#99ccff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52" style:family="graphic">
      <style:graphic-properties draw:stroke="solid" svg:stroke-width="0in" svg:stroke-color="#000000" draw:marker-start="" draw:marker-start-width="0.1181in" draw:marker-start-center="false" draw:marker-end="Arrow" draw:marker-end-width="0.1181in" draw:marker-end-center="false" draw:fill="solid" draw:fill-color="#99ccff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53" style:family="graphic">
      <style:graphic-properties draw:stroke="solid" svg:stroke-width="0in" svg:stroke-color="#000000" draw:marker-start="" draw:marker-start-width="0.1181in" draw:marker-start-center="false" draw:marker-end="Arrow" draw:marker-end-width="0.1181in" draw:marker-end-center="false" draw:fill="solid" draw:fill-color="#99ccff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54" style:family="graphic">
      <style:graphic-properties draw:stroke="solid" svg:stroke-width="0in" svg:stroke-color="#000000" draw:marker-start="" draw:marker-start-width="0.1181in" draw:marker-start-center="false" draw:marker-end="Arrow" draw:marker-end-width="0.1181in" draw:marker-end-center="false" draw:fill="solid" draw:fill-color="#99ccff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55" style:family="graphic">
      <style:graphic-properties draw:stroke="none" svg:stroke-width="0in" svg:stroke-color="#000000" draw:marker-start="" draw:marker-start-width="0.1181in" draw:marker-start-center="false" draw:marker-end="" draw:marker-end-width="0.1181in" draw:marker-end-center="false" draw:fill="none" draw:fill-color="#ffffff" draw:textarea-horizontal-align="left" draw:auto-grow-height="true" draw:auto-grow-width="true" fo:min-height="0in" fo:min-width="0in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56" style:family="graphic">
      <style:graphic-properties draw:stroke="none" svg:stroke-width="0in" svg:stroke-color="#000000" draw:marker-start="" draw:marker-start-width="0.1181in" draw:marker-start-center="false" draw:marker-end="" draw:marker-end-width="0.1181in" draw:marker-end-center="false" draw:fill="none" draw:fill-color="#ffffff" draw:textarea-horizontal-align="left" draw:auto-grow-height="true" draw:auto-grow-width="true" fo:min-height="0in" fo:min-width="0in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57" style:family="graphic">
      <style:graphic-properties draw:stroke="none" svg:stroke-width="0in" svg:stroke-color="#000000" draw:marker-start="" draw:marker-start-width="0.1181in" draw:marker-start-center="false" draw:marker-end="" draw:marker-end-width="0.1181in" draw:marker-end-center="false" draw:fill="none" draw:fill-color="#ffffff" draw:textarea-horizontal-align="left" draw:auto-grow-height="true" draw:auto-grow-width="true" fo:min-height="0in" fo:min-width="0in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58" style:family="graphic">
      <style:graphic-properties draw:stroke="none" svg:stroke-width="0in" svg:stroke-color="#000000" draw:marker-start="" draw:marker-start-width="0.1181in" draw:marker-start-center="false" draw:marker-end="" draw:marker-end-width="0.1181in" draw:marker-end-center="false" draw:fill="none" draw:fill-color="#ffffff" draw:textarea-horizontal-align="left" draw:auto-grow-height="true" draw:auto-grow-width="true" fo:min-height="0in" fo:min-width="0in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59" style:family="graphic">
      <style:graphic-properties draw:stroke="none" svg:stroke-width="0in" svg:stroke-color="#000000" draw:marker-start="" draw:marker-start-width="0.1181in" draw:marker-start-center="false" draw:marker-end="" draw:marker-end-width="0.1181in" draw:marker-end-center="false" draw:fill="none" draw:fill-color="#ffffff" draw:textarea-horizontal-align="left" draw:auto-grow-height="true" draw:auto-grow-width="true" fo:min-height="0in" fo:min-width="0in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60" style:family="graphic">
      <style:graphic-properties draw:stroke="none" svg:stroke-width="0in" svg:stroke-color="#000000" draw:marker-start="" draw:marker-start-width="0.1181in" draw:marker-start-center="false" draw:marker-end="" draw:marker-end-width="0.1181in" draw:marker-end-center="false" draw:fill="none" draw:fill-color="#ffffff" draw:textarea-horizontal-align="left" draw:auto-grow-height="true" draw:auto-grow-width="true" fo:min-height="0in" fo:min-width="0in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61" style:family="graphic">
      <style:graphic-properties draw:stroke="none" svg:stroke-width="0in" svg:stroke-color="#000000" draw:marker-start="" draw:marker-start-width="0.1181in" draw:marker-start-center="false" draw:marker-end="" draw:marker-end-width="0.1181in" draw:marker-end-center="false" draw:fill="none" draw:fill-color="#ffffff" draw:textarea-horizontal-align="left" draw:auto-grow-height="true" draw:auto-grow-width="true" fo:min-height="0in" fo:min-width="0in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62" style:family="graphic">
      <style:graphic-properties draw:stroke="solid" svg:stroke-width="0in" svg:stroke-color="#000000" draw:marker-start="" draw:marker-start-width="0.1181in" draw:marker-start-center="false" draw:marker-end="Arrow" draw:marker-end-width="0.1181in" draw:marker-end-center="false" draw:fill="solid" draw:fill-color="#99ccff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63" style:family="graphic">
      <style:graphic-properties draw:stroke="none" svg:stroke-width="0in" svg:stroke-color="#000000" draw:marker-start="" draw:marker-start-width="0.1181in" draw:marker-start-center="false" draw:marker-end="" draw:marker-end-width="0.1181in" draw:marker-end-center="false" draw:fill="none" draw:fill-color="#ffffff" draw:textarea-horizontal-align="left" draw:auto-grow-height="true" draw:auto-grow-width="true" fo:min-height="0in" fo:min-width="0in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64" style:family="graphic">
      <style:graphic-properties draw:stroke="none" svg:stroke-width="0in" svg:stroke-color="#000000" draw:marker-start="" draw:marker-start-width="0.1181in" draw:marker-start-center="false" draw:marker-end="" draw:marker-end-width="0.1181in" draw:marker-end-center="false" draw:fill="none" draw:fill-color="#ffffff" draw:textarea-horizontal-align="left" draw:auto-grow-height="true" draw:auto-grow-width="true" fo:min-height="0in" fo:min-width="0in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65" style:family="graphic">
      <style:graphic-properties draw:stroke="none" svg:stroke-width="0in" svg:stroke-color="#000000" draw:marker-start="" draw:marker-start-width="0.1181in" draw:marker-start-center="false" draw:marker-end="" draw:marker-end-width="0.1181in" draw:marker-end-center="false" draw:fill="none" draw:fill-color="#ffffff" draw:textarea-horizontal-align="left" draw:auto-grow-height="true" draw:auto-grow-width="true" fo:min-height="0in" fo:min-width="0in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66" style:family="graphic">
      <style:graphic-properties draw:stroke="none" svg:stroke-width="0in" svg:stroke-color="#000000" draw:marker-start="" draw:marker-start-width="0.1181in" draw:marker-start-center="false" draw:marker-end="" draw:marker-end-width="0.1181in" draw:marker-end-center="false" draw:fill="none" draw:fill-color="#ffffff" draw:textarea-horizontal-align="left" draw:auto-grow-height="true" draw:auto-grow-width="true" fo:min-height="0.1516in" fo:min-width="0in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67" style:family="graphic">
      <style:graphic-properties draw:stroke="none" svg:stroke-width="0in" svg:stroke-color="#000000" draw:marker-start="" draw:marker-start-width="0.1181in" draw:marker-start-center="false" draw:marker-end="" draw:marker-end-width="0.1181in" draw:marker-end-center="false" draw:fill="none" draw:fill-color="#ffffff" draw:textarea-horizontal-align="left" draw:auto-grow-height="true" draw:auto-grow-width="true" fo:min-height="0in" fo:min-width="0in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68" style:family="graphic">
      <style:graphic-properties draw:stroke="none" svg:stroke-width="0in" svg:stroke-color="#000000" draw:marker-start="" draw:marker-start-width="0.1181in" draw:marker-start-center="false" draw:marker-end="" draw:marker-end-width="0.1181in" draw:marker-end-center="false" draw:fill="none" draw:fill-color="#ffffff" draw:textarea-horizontal-align="left" draw:auto-grow-height="true" draw:auto-grow-width="true" fo:min-height="0in" fo:min-width="0in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69" style:family="graphic">
      <style:graphic-properties draw:stroke="none" svg:stroke-width="0in" svg:stroke-color="#000000" draw:marker-start="" draw:marker-start-width="0.1181in" draw:marker-start-center="false" draw:marker-end="" draw:marker-end-width="0.1181in" draw:marker-end-center="false" draw:fill="none" draw:fill-color="#ffffff" draw:textarea-horizontal-align="left" draw:auto-grow-height="true" draw:auto-grow-width="true" fo:min-height="0in" fo:min-width="0in" fo:padding-top="0.0492in" fo:padding-bottom="0.0492in" fo:padding-left="0.0984in" fo:padding-right="0.0984in" draw:shadow="hidden" draw:shadow-offset-x="0.1181in" draw:shadow-offset-y="0.1181in" draw:shadow-color="#808080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Languages and Machines</text:p>
      <text:p text:style-name="P3">Ex Chap 8 (p 291): 3b, 5b, 24, 25</text:p>
      <text:p text:style-name="P3"/>
      <text:p text:style-name="P5">3.</text:p>
      <text:p text:style-name="P5">(b)</text:p>
      <text:p text:style-name="P5"><draw:g text:anchor-type="paragraph" draw:z-index="0" draw:style-name="gr1"><draw:custom-shape draw:style-name="gr2" draw:text-style-name="P7" draw:id="id1" svg:width="0.3268in" svg:height="0.3276in" svg:x="0.3098in" svg:y="0.7791in"><text:p text:style-name="P6"><text:span text:style-name="T2">S</text:span></text:p><draw:enhanced-geometry svg:viewBox="0 0 21600 21600" draw:glue-points="10800 0 3160 3160 0 10800 3160 18440 10800 21600 18440 18440 21600 10800 18440 3160" draw:text-areas="3200 3200 18400 18400" draw:type="ellipse"/></draw:custom-shape><draw:custom-shape draw:style-name="gr3" draw:text-style-name="P7" draw:id="id7" svg:width="0.3276in" svg:height="0.3268in" svg:x="2.311in" svg:y="1.4925in"><text:p text:style-name="P6"><text:span text:style-name="T2">4</text:span></text:p><draw:enhanced-geometry svg:viewBox="0 0 21600 21600" draw:glue-points="10800 0 3160 3160 0 10800 3160 18440 10800 21600 18440 18440 21600 10800 18440 3160" draw:text-areas="3200 3200 18400 18400" draw:type="ellipse"/></draw:custom-shape><draw:custom-shape draw:style-name="gr4" draw:text-style-name="P7" draw:id="id5" svg:width="0.3276in" svg:height="0.3276in" svg:x="2.9689in" svg:y="0.7791in"><text:p text:style-name="P6"><text:span text:style-name="T2">f</text:span></text:p><draw:enhanced-geometry svg:viewBox="0 0 21600 21600" draw:glue-points="10800 0 3160 3160 0 10800 3160 18440 10800 21600 18440 18440 21600 10800 18440 3160" draw:text-areas="3200 3200 18400 18400" draw:type="ellipse"/></draw:custom-shape><draw:custom-shape draw:style-name="gr5" draw:text-style-name="P7" draw:id="id4" svg:width="0.3276in" svg:height="0.3276in" svg:x="2.311in" svg:y="0.7791in"><text:p text:style-name="P6"><text:span text:style-name="T2">2</text:span></text:p><draw:enhanced-geometry svg:viewBox="0 0 21600 21600" draw:glue-points="10800 0 3160 3160 0 10800 3160 18440 10800 21600 18440 18440 21600 10800 18440 3160" draw:text-areas="3200 3200 18400 18400" draw:type="ellipse"/></draw:custom-shape><draw:custom-shape draw:style-name="gr6" draw:text-style-name="P7" draw:id="id3" svg:width="0.3276in" svg:height="0.3276in" svg:x="1.6382in" svg:y="0.7791in"><text:p text:style-name="P6"><text:span text:style-name="T2">1</text:span></text:p><draw:enhanced-geometry svg:viewBox="0 0 21600 21600" draw:glue-points="10800 0 3160 3160 0 10800 3160 18440 10800 21600 18440 18440 21600 10800 18440 3160" draw:text-areas="3200 3200 18400 18400" draw:type="ellipse"/></draw:custom-shape><draw:custom-shape draw:style-name="gr7" draw:text-style-name="P7" draw:id="id6" svg:width="0.3276in" svg:height="0.3268in" svg:x="0.9827in" svg:y="1.4925in"><text:p text:style-name="P6"><text:span text:style-name="T2">3</text:span></text:p><draw:enhanced-geometry svg:viewBox="0 0 21600 21600" draw:glue-points="10800 0 3160 3160 0 10800 3160 18440 10800 21600 18440 18440 21600 10800 18440 3160" draw:text-areas="3200 3200 18400 18400" draw:type="ellipse"/></draw:custom-shape><draw:custom-shape draw:style-name="gr8" draw:text-style-name="P7" draw:id="id2" svg:width="0.3276in" svg:height="0.3276in" svg:x="0.9827in" svg:y="0.7791in"><text:p text:style-name="P6"><text:span text:style-name="T2">0</text:span></text:p><draw:enhanced-geometry svg:viewBox="0 0 21600 21600" draw:glue-points="10800 0 3160 3160 0 10800 3160 18440 10800 21600 18440 18440 21600 10800 18440 3160" draw:text-areas="3200 3200 18400 18400" draw:type="ellipse"/></draw:custom-shape><draw:connector draw:style-name="gr9" draw:text-style-name="P8" draw:type="curve" svg:x1="0.6362in" svg:y1="0.9417in" svg:x2="0.9827in" svg:y2="0.9417in" draw:start-shape="id1" draw:start-glue-point="10" draw:end-shape="id2" draw:end-glue-point="6" svg:d="m916 1356h499"><text:p/></draw:connector><draw:connector draw:style-name="gr10" draw:text-style-name="P8" draw:type="curve" svg:x1="1.3083in" svg:y1="0.9417in" svg:x2="1.6382in" svg:y2="0.9417in" draw:start-shape="id2" draw:start-glue-point="10" draw:end-shape="id3" draw:end-glue-point="6" svg:d="m1884 1356h475"><text:p/></draw:connector><draw:connector draw:style-name="gr11" draw:text-style-name="P8" draw:type="curve" svg:x1="1.9638in" svg:y1="0.9417in" svg:x2="2.311in" svg:y2="0.9417in" draw:start-shape="id3" draw:start-glue-point="10" draw:end-shape="id4" draw:end-glue-point="6" svg:d="m2828 1356h500"><text:p/></draw:connector><draw:connector draw:style-name="gr12" draw:text-style-name="P8" draw:type="curve" svg:x1="2.637in" svg:y1="0.9417in" svg:x2="2.9689in" svg:y2="0.9417in" draw:start-shape="id4" draw:start-glue-point="10" draw:end-shape="id5" draw:end-glue-point="6" svg:d="m3797 1356h478"><text:p/></draw:connector><draw:connector draw:style-name="gr13" draw:text-style-name="P8" draw:type="curve" svg:x1="1.1453in" svg:y1="1.1051in" svg:x2="1.1453in" svg:y2="1.4925in" draw:start-shape="id2" draw:start-glue-point="8" draw:end-shape="id6" draw:end-glue-point="4" svg:d="m1649 1591v558"><text:p/></draw:connector><draw:connector draw:style-name="gr14" draw:text-style-name="P8" draw:type="curve" svg:x1="2.311in" svg:y1="1.6551in" svg:x2="1.261in" svg:y2="1.0579in" draw:start-shape="id7" draw:start-glue-point="6" draw:end-shape="id2" draw:end-glue-point="9" svg:d="m3328 2383c-1083 0-327-860-1512-860"><text:p/></draw:connector><draw:connector draw:style-name="gr15" draw:text-style-name="P8" draw:type="curve" svg:x1="1.3083in" svg:y1="1.6551in" svg:x2="2.3583in" svg:y2="1.0579in" draw:start-shape="id6" draw:start-glue-point="10" draw:end-shape="id4" draw:end-glue-point="7" svg:d="m1884 2383c1083 0 327-860 1512-860"><text:p/></draw:connector><draw:connector draw:style-name="gr16" draw:text-style-name="P8" draw:type="curve" svg:x1="2.4736in" svg:y1="1.1051in" svg:x2="2.4736in" svg:y2="1.4925in" draw:start-shape="id4" draw:start-glue-point="8" draw:end-shape="id7" draw:end-glue-point="4" svg:d="m3562 1591v558"><text:p/></draw:connector><draw:frame draw:style-name="gr17" draw:text-style-name="P10" svg:width="0.6303in" svg:height="0.2886in" svg:x="0.5043in" svg:y="0.5728in"><draw:text-box><text:p text:style-name="P9"><text:span text:style-name="T2">B/B R</text:span></text:p></draw:text-box></draw:frame><draw:connector draw:style-name="gr18" draw:text-style-name="P8" draw:type="curve" svg:x1="1.8008in" svg:y1="0.5543in" svg:x2="1.9169in" svg:y2="0.8264in" draw:start-shape="id3" draw:start-glue-point="4" draw:end-shape="id3" draw:end-glue-point="11" svg:d="m2593 1122c0-426 167-460 167 68"><text:p/></draw:connector><draw:frame draw:style-name="gr19" draw:text-style-name="P10" svg:width="0.5886in" svg:height="0.4776in" svg:x="1.5827in" svg:y="0.1614in"><draw:text-box><text:p text:style-name="P9"><text:span text:style-name="T2">a/a R</text:span></text:p><text:p text:style-name="P9"><text:span text:style-name="T2">b/b R</text:span></text:p></draw:text-box></draw:frame><draw:frame draw:style-name="gr20" draw:text-style-name="P10" svg:width="0.5886in" svg:height="0.4776in" svg:x="2.9618in" svg:y="0.1362in"><draw:text-box><text:p text:style-name="P9"><text:span text:style-name="T2">X/a L</text:span></text:p><text:p text:style-name="P9"><text:span text:style-name="T2">Y/b L</text:span></text:p></draw:text-box></draw:frame><draw:connector draw:style-name="gr21" draw:text-style-name="P8" draw:type="curve" svg:x1="3.1311in" svg:y1="0.5543in" svg:x2="3.2472in" svg:y2="0.8264in" draw:start-shape="id5" draw:start-glue-point="4" draw:end-shape="id5" draw:end-glue-point="11" svg:d="m4509 1122c0-426 167-460 167 68"><text:p/></draw:connector><draw:frame draw:style-name="gr22" draw:text-style-name="P10" svg:width="0.5886in" svg:height="0.4776in" svg:x="2.5016in" svg:y="0.4646in"><draw:text-box><text:p text:style-name="P9"><text:span text:style-name="T2">X/a L</text:span></text:p><text:p text:style-name="P9"><text:span text:style-name="T2">Y/b L</text:span></text:p></draw:text-box></draw:frame><draw:frame draw:style-name="gr23" draw:text-style-name="P10" svg:width="0.5886in" svg:height="0.2886in" svg:x="1.8484in" svg:y="0.6472in"><draw:text-box><text:p text:style-name="P9"><text:span text:style-name="T2">B/a L</text:span></text:p></draw:text-box></draw:frame><draw:frame draw:style-name="gr24" draw:text-style-name="P10" svg:width="0.6094in" svg:height="0.2886in" svg:x="1.178in" svg:y="0.626in"><draw:text-box><text:p text:style-name="P9"><text:span text:style-name="T2">a/X R</text:span></text:p></draw:text-box></draw:frame><draw:frame draw:style-name="gr25" draw:text-style-name="P10" svg:width="0.5886in" svg:height="0.2886in" svg:x="1.2346in" svg:y="1.6083in"><draw:text-box><text:p text:style-name="P9"><text:span text:style-name="T2">B/b L</text:span></text:p></draw:text-box></draw:frame><draw:frame draw:style-name="gr26" draw:text-style-name="P10" svg:width="0.5886in" svg:height="0.2886in" svg:x="0.5984in" svg:y="1.0689in"><draw:text-box><text:p text:style-name="P9"><text:span text:style-name="T2">b/Y R</text:span></text:p></draw:text-box></draw:frame><draw:connector draw:style-name="gr27" draw:text-style-name="P8" draw:type="curve" svg:x1="0.7575in" svg:y1="1.6551in" svg:x2="1.0295in" svg:y2="1.539in" draw:start-shape="id6" draw:start-glue-point="6" draw:end-shape="id6" draw:end-glue-point="5" svg:d="m1415 2383c-426 0-460-167 68-167"><text:p/></draw:connector><draw:frame draw:style-name="gr28" draw:text-style-name="P10" svg:width="0.5886in" svg:height="0.4776in" svg:x="0.2118in" svg:y="1.4508in"><draw:text-box><text:p text:style-name="P9"><text:span text:style-name="T2">a/a R</text:span></text:p><text:p text:style-name="P9"><text:span text:style-name="T2">b/b R</text:span></text:p></draw:text-box></draw:frame><draw:frame draw:style-name="gr29" draw:text-style-name="P10" svg:width="0.5677in" svg:height="0.4776in" svg:x="2.4618in" svg:y="1.0291in"><draw:text-box><text:p text:style-name="P9"><text:span text:style-name="T2">a/a L</text:span></text:p><text:p text:style-name="P9"><text:span text:style-name="T2">b/b L</text:span></text:p></draw:text-box></draw:frame><draw:frame draw:style-name="gr30" draw:text-style-name="P10" svg:width="0.6094in" svg:height="0.4776in" svg:x="1.7701in" svg:y="1.5965in"><draw:text-box><text:p text:style-name="P9"><text:span text:style-name="T2">Y/Y R</text:span></text:p><text:p text:style-name="P9"><text:span text:style-name="T2">X/a R</text:span></text:p></draw:text-box></draw:frame></draw:g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5.</text:p>
      <text:p text:style-name="P5">(b)</text:p>
      <text:p text:style-name="P5"><draw:g text:anchor-type="paragraph" draw:z-index="1" draw:style-name="gr1"><draw:custom-shape draw:style-name="gr31" draw:text-style-name="P7" draw:id="id8" svg:width="0.3276in" svg:height="0.3276in" svg:x="0.0008in" svg:y="1.2854in"><text:p text:style-name="P6"><text:span text:style-name="T2">S</text:span></text:p><draw:enhanced-geometry svg:viewBox="0 0 21600 21600" draw:glue-points="10800 0 3160 3160 0 10800 3160 18440 10800 21600 18440 18440 21600 10800 18440 3160" draw:text-areas="3200 3200 18400 18400" draw:type="ellipse"/></draw:custom-shape><draw:custom-shape draw:style-name="gr32" draw:text-style-name="P7" draw:id="id9" svg:width="0.3276in" svg:height="0.3276in" svg:x="0.7508in" svg:y="1.2854in"><text:p text:style-name="P6"><text:span text:style-name="T2">0</text:span></text:p><draw:enhanced-geometry svg:viewBox="0 0 21600 21600" draw:glue-points="10800 0 3160 3160 0 10800 3160 18440 10800 21600 18440 18440 21600 10800 18440 3160" draw:text-areas="3200 3200 18400 18400" draw:type="ellipse"/></draw:custom-shape><draw:custom-shape draw:style-name="gr33" draw:text-style-name="P7" draw:id="id10" svg:width="0.3276in" svg:height="0.3276in" svg:x="1.4236in" svg:y="1.2854in"><text:p text:style-name="P6"><text:span text:style-name="T2">1</text:span></text:p><draw:enhanced-geometry svg:viewBox="0 0 21600 21600" draw:glue-points="10800 0 3160 3160 0 10800 3160 18440 10800 21600 18440 18440 21600 10800 18440 3160" draw:text-areas="3200 3200 18400 18400" draw:type="ellipse"/></draw:custom-shape><draw:custom-shape draw:style-name="gr34" draw:text-style-name="P7" draw:id="id11" svg:width="0.3276in" svg:height="0.3276in" svg:x="2.1736in" svg:y="1.2854in"><text:p text:style-name="P6"><text:span text:style-name="T2">2</text:span></text:p><draw:enhanced-geometry svg:viewBox="0 0 21600 21600" draw:glue-points="10800 0 3160 3160 0 10800 3160 18440 10800 21600 18440 18440 21600 10800 18440 3160" draw:text-areas="3200 3200 18400 18400" draw:type="ellipse"/></draw:custom-shape><draw:custom-shape draw:style-name="gr35" draw:text-style-name="P7" draw:id="id12" svg:width="0.3276in" svg:height="0.3276in" svg:x="2.9236in" svg:y="1.2854in"><text:p text:style-name="P6"><text:span text:style-name="T2">3</text:span></text:p><draw:enhanced-geometry svg:viewBox="0 0 21600 21600" draw:glue-points="10800 0 3160 3160 0 10800 3160 18440 10800 21600 18440 18440 21600 10800 18440 3160" draw:text-areas="3200 3200 18400 18400" draw:type="ellipse"/></draw:custom-shape><draw:custom-shape draw:style-name="gr36" draw:text-style-name="P7" draw:id="id13" svg:width="0.3276in" svg:height="0.3276in" svg:x="3.6736in" svg:y="1.2854in"><text:p text:style-name="P6"><text:span text:style-name="T2">4</text:span></text:p><draw:enhanced-geometry svg:viewBox="0 0 21600 21600" draw:glue-points="10800 0 3160 3160 0 10800 3160 18440 10800 21600 18440 18440 21600 10800 18440 3160" draw:text-areas="3200 3200 18400 18400" draw:type="ellipse"/></draw:custom-shape><draw:custom-shape draw:style-name="gr37" draw:text-style-name="P7" draw:id="id14" svg:width="0.3276in" svg:height="0.3276in" svg:x="2.9236in" svg:y="2.0354in"><text:p text:style-name="P6"><text:span text:style-name="T2">5</text:span></text:p><draw:enhanced-geometry svg:viewBox="0 0 21600 21600" draw:glue-points="10800 0 3160 3160 0 10800 3160 18440 10800 21600 18440 18440 21600 10800 18440 3160" draw:text-areas="3200 3200 18400 18400" draw:type="ellipse"/></draw:custom-shape><draw:custom-shape draw:style-name="gr38" draw:text-style-name="P7" draw:id="id15" svg:width="0.3276in" svg:height="0.3276in" svg:x="2.9236in" svg:y="2.7854in"><text:p text:style-name="P6"><text:span text:style-name="T2">f</text:span></text:p><draw:enhanced-geometry svg:viewBox="0 0 21600 21600" draw:glue-points="10800 0 3160 3160 0 10800 3160 18440 10800 21600 18440 18440 21600 10800 18440 3160" draw:text-areas="3200 3200 18400 18400" draw:type="ellipse"/></draw:custom-shape><draw:custom-shape draw:style-name="gr39" draw:text-style-name="P7" draw:id="id16" svg:width="0.3276in" svg:height="0.3276in" svg:x="2.1736in" svg:y="0.4583in"><text:p text:style-name="P6"><text:span text:style-name="T2">6</text:span></text:p><draw:enhanced-geometry svg:viewBox="0 0 21600 21600" draw:glue-points="10800 0 3160 3160 0 10800 3160 18440 10800 21600 18440 18440 21600 10800 18440 3160" draw:text-areas="3200 3200 18400 18400" draw:type="ellipse"/></draw:custom-shape><draw:frame draw:style-name="gr40" draw:text-style-name="P10" svg:width="0.6303in" svg:height="0.2886in" svg:x="0.2508in" svg:y="1.1319in"><draw:text-box><text:p text:style-name="P9"><text:span text:style-name="T2">B/B R</text:span></text:p></draw:text-box></draw:frame><draw:connector draw:style-name="gr41" draw:text-style-name="P8" draw:type="curve" svg:x1="0.3264in" svg:y1="1.448in" svg:x2="0.7508in" svg:y2="1.448in" draw:start-shape="id8" draw:start-glue-point="10" draw:end-shape="id9" draw:end-glue-point="6" svg:d="m470 2085h611"><text:p/></draw:connector><draw:connector draw:style-name="gr42" draw:text-style-name="P8" draw:type="curve" svg:x1="1.0764in" svg:y1="1.448in" svg:x2="1.4236in" svg:y2="1.448in" draw:start-shape="id9" draw:start-glue-point="10" draw:end-shape="id10" draw:end-glue-point="6" svg:d="m1550 2085h500"><text:p/></draw:connector><draw:connector draw:style-name="gr43" draw:text-style-name="P8" draw:type="curve" svg:x1="1.7492in" svg:y1="1.448in" svg:x2="2.1736in" svg:y2="1.448in" draw:start-shape="id10" draw:start-glue-point="10" draw:end-shape="id11" draw:end-glue-point="6" svg:d="m2519 2085h611"><text:p/></draw:connector><draw:connector draw:style-name="gr44" draw:text-style-name="P8" draw:type="curve" svg:x1="2.4992in" svg:y1="1.448in" svg:x2="2.9236in" svg:y2="1.448in" draw:start-shape="id11" draw:start-glue-point="10" draw:end-shape="id12" draw:end-glue-point="6" svg:d="m3599 2085h611"><text:p/></draw:connector><draw:connector draw:style-name="gr45" draw:text-style-name="P8" draw:type="curve" svg:x1="3.2492in" svg:y1="1.448in" svg:x2="3.6736in" svg:y2="1.448in" draw:start-shape="id12" draw:start-glue-point="10" draw:end-shape="id13" draw:end-glue-point="6" svg:d="m4679 2085h611"><text:p/></draw:connector><draw:connector draw:style-name="gr46" draw:text-style-name="P8" draw:type="curve" svg:x1="3.0862in" svg:y1="1.611in" svg:x2="3.0862in" svg:y2="2.0354in" draw:start-shape="id12" draw:start-glue-point="8" draw:end-shape="id14" draw:end-glue-point="4" svg:d="m4444 2320v611"><text:p/></draw:connector><draw:connector draw:style-name="gr47" draw:text-style-name="P8" draw:type="curve" svg:x1="3.0862in" svg:y1="2.361in" svg:x2="3.0862in" svg:y2="2.7854in" draw:start-shape="id14" draw:start-glue-point="8" draw:end-shape="id15" draw:end-glue-point="4" svg:d="m4444 3400v611"><text:p/></draw:connector><draw:connector draw:style-name="gr48" draw:text-style-name="P8" draw:type="curve" svg:x1="4.2244in" svg:y1="1.448in" svg:x2="3.9524in" svg:y2="1.5642in" draw:start-shape="id13" draw:start-glue-point="10" draw:end-shape="id13" draw:end-glue-point="9" svg:d="m5759 2085c426 0 460 167-68 167"><text:p/></draw:connector><draw:connector draw:style-name="gr49" draw:text-style-name="P8" draw:type="curve" svg:x1="3.8358in" svg:y1="1.2854in" svg:x2="2.4992in" svg:y2="0.6209in" draw:start-shape="id13" draw:start-glue-point="4" draw:end-shape="id16" draw:end-glue-point="10" svg:d="m5524 1851c0-638-641-957-1925-957"><text:p/></draw:connector><draw:connector draw:style-name="gr50" draw:text-style-name="P8" draw:type="curve" svg:x1="2.1736in" svg:y1="0.6209in" svg:x2="1.5862in" svg:y2="1.2854in" draw:start-shape="id16" draw:start-glue-point="6" draw:end-shape="id10" draw:end-glue-point="4" svg:d="m3130 894c-564 0-846 319-846 957"><text:p/></draw:connector><draw:connector draw:style-name="gr51" draw:text-style-name="P8" draw:type="curve" svg:x1="1.5862in" svg:y1="1.8358in" svg:x2="1.7024in" svg:y2="1.5638in" draw:start-shape="id10" draw:start-glue-point="8" draw:end-shape="id10" draw:end-glue-point="9" svg:d="m2284 2320c0 426 167 460 167-68"><text:p/></draw:connector><draw:connector draw:style-name="gr52" draw:text-style-name="P8" draw:type="curve" svg:x1="2.3362in" svg:y1="1.8358in" svg:x2="2.4524in" svg:y2="1.5638in" draw:start-shape="id11" draw:start-glue-point="8" draw:end-shape="id11" draw:end-glue-point="9" svg:d="m3364 2320c0 426 167 460 167-68"><text:p/></draw:connector><draw:connector draw:style-name="gr53" draw:text-style-name="P8" draw:type="curve" svg:x1="2.9709in" svg:y1="1.3323in" svg:x2="3.0862in" svg:y2="1.0602in" draw:start-shape="id12" draw:start-glue-point="5" draw:end-shape="id12" draw:end-glue-point="4" svg:d="m4278 1919c0-528 166-494 166-68"><text:p/></draw:connector><draw:connector draw:style-name="gr54" draw:text-style-name="P8" draw:type="curve" svg:x1="3.2024in" svg:y1="2.3142in" svg:x2="3.4744in" svg:y2="2.198in" draw:start-shape="id14" draw:start-glue-point="9" draw:end-shape="id14" draw:end-glue-point="10" svg:d="m4611 3332c528 0 494-167 68-167"><text:p/></draw:connector><draw:frame draw:style-name="gr55" draw:text-style-name="P10" svg:width="0.6094in" svg:height="0.2886in" svg:x="0.9453in" svg:y="1.1138in"><draw:text-box><text:p text:style-name="P9"><text:span text:style-name="T2">a/X R</text:span></text:p></draw:text-box></draw:frame><draw:frame draw:style-name="gr56" draw:text-style-name="P10" svg:width="0.5886in" svg:height="0.2886in" svg:x="1.6543in" svg:y="1.1146in"><draw:text-box><text:p text:style-name="P9"><text:span text:style-name="T2">b/Y R</text:span></text:p></draw:text-box></draw:frame><draw:frame draw:style-name="gr57" draw:text-style-name="P10" svg:width="0.6094in" svg:height="0.2886in" svg:x="2.387in" svg:y="1.1138in"><draw:text-box><text:p text:style-name="P9"><text:span text:style-name="T2">a/X R</text:span></text:p></draw:text-box></draw:frame><draw:frame draw:style-name="gr58" draw:text-style-name="P10" svg:width="0.5677in" svg:height="0.2886in" svg:x="3.137in" svg:y="1.4217in"><draw:text-box><text:p text:style-name="P9"><text:span text:style-name="T2">b/Y L</text:span></text:p></draw:text-box></draw:frame><draw:frame draw:style-name="gr59" draw:text-style-name="P10" svg:width="0.5886in" svg:height="0.4776in" svg:x="1.387in" svg:y="1.7854in"><draw:text-box><text:p text:style-name="P9"><text:span text:style-name="T2">a/a R</text:span></text:p><text:p text:style-name="P9"><text:span text:style-name="T2">Y/Y R</text:span></text:p></draw:text-box></draw:frame><draw:frame draw:style-name="gr60" draw:text-style-name="P10" svg:width="0.6303in" svg:height="0.4776in" svg:x="2.0008in" svg:y="1.7854in"><draw:text-box><text:p text:style-name="P9"><text:span text:style-name="T2">b/b R</text:span></text:p><text:p text:style-name="P9"><text:span text:style-name="T2">X/X R</text:span></text:p></draw:text-box></draw:frame><draw:frame draw:style-name="gr61" draw:text-style-name="P10" svg:width="0.6094in" svg:height="0.8551in" svg:x="4.2508in" svg:y="1.0354in"><draw:text-box><text:p text:style-name="P9"><text:span text:style-name="T2">b/b L</text:span></text:p><text:p text:style-name="P9"><text:span text:style-name="T2">a/a L</text:span></text:p><text:p text:style-name="P9"><text:span text:style-name="T2">X/X L</text:span></text:p><text:p text:style-name="P9"><text:span text:style-name="T2">Y/Y L</text:span></text:p></draw:text-box></draw:frame><draw:connector draw:style-name="gr62" draw:text-style-name="P8" draw:type="curve" svg:x1="2.2209in" svg:y1="0.5055in" svg:x2="2.3362in" svg:y2="0.2335in" draw:start-shape="id16" draw:start-glue-point="5" draw:end-shape="id16" draw:end-glue-point="4" svg:d="m3198 728c0-528 166-494 166-68"><text:p/></draw:connector><draw:frame draw:style-name="gr63" draw:text-style-name="P10" svg:width="0.6303in" svg:height="0.2886in" svg:x="1.887in" svg:y="0in"><draw:text-box><text:p text:style-name="P9"><text:span text:style-name="T2">X/X R</text:span></text:p></draw:text-box></draw:frame><draw:frame draw:style-name="gr64" draw:text-style-name="P10" svg:width="0.6094in" svg:height="0.2886in" svg:x="1.2909in" svg:y="0.5in"><draw:text-box><text:p text:style-name="P9"><text:span text:style-name="T2">a/X R</text:span></text:p></draw:text-box></draw:frame><draw:frame draw:style-name="gr65" draw:text-style-name="P10" svg:width="0.5886in" svg:height="0.4776in" svg:x="2.676in" svg:y="0.6535in"><draw:text-box><text:p text:style-name="P9"><text:span text:style-name="T2">a/a R</text:span></text:p><text:p text:style-name="P9"><text:span text:style-name="T2">Y/Y R</text:span></text:p></draw:text-box></draw:frame><draw:frame draw:style-name="gr66" draw:text-style-name="P10" svg:width="0.6303in" svg:height="0.2886in" svg:x="3.1197in" svg:y="0.4571in"><draw:text-box><text:p text:style-name="P9"><text:span text:style-name="T2">B/B R</text:span></text:p></draw:text-box></draw:frame><draw:frame draw:style-name="gr67" draw:text-style-name="P10" svg:width="0.6094in" svg:height="0.2886in" svg:x="3.0055in" svg:y="1.6535in"><draw:text-box><text:p text:style-name="P9"><text:span text:style-name="T2">B/B L</text:span></text:p></draw:text-box></draw:frame><draw:frame draw:style-name="gr68" draw:text-style-name="P10" svg:width="0.6094in" svg:height="0.4776in" svg:x="3.4134in" svg:y="2.0354in"><draw:text-box><text:p text:style-name="P9"><text:span text:style-name="T2">X/X L</text:span></text:p><text:p text:style-name="P9"><text:span text:style-name="T2">Y/Y L</text:span></text:p></draw:text-box></draw:frame><draw:frame draw:style-name="gr69" draw:text-style-name="P10" svg:width="0.6303in" svg:height="0.2886in" svg:x="3.0008in" svg:y="2.3638in"><draw:text-box><text:p text:style-name="P9"><text:span text:style-name="T2">B/B S</text:span></text:p></draw:text-box></draw:frame></draw:g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24</text:p>
      <text:p text:style-name="P4">Prove: all languages accepted by non-deterministic Turing machines are also accepted by deterministic Turing machines. Or, more generally, all non-deterministic Turing machines are equivalent to some deterministic Turing machine.</text:p>
      <text:p text:style-name="P4"/>
      <text:p text:style-name="P4">To prove this, we simply need to turn to the theorems in chapter 5 proving the equivalence of deterministic and non-deterministic FSM. Using the algorithms there to convert non-determinism to determinism would seem to be all that is required (this feels too easy...).</text:p>
      <text:p text:style-name="P4"><text:span text:style-name="T1"/></text:p>
      <text:p text:style-name="P5">25</text:p>
      <text:p text:style-name="P4"><text:soft-page-break/>Prove: all finite languages are recursive.</text:p>
      <text:p text:style-name="P4"/>
      <text:p text:style-name="P4">Theorem 8.8.7 states that a language is recursive if it can be enumerated in lexicographic order. Since our language is a finite set, and all finite sets are countable (see lemma), then our language must be recursive.</text:p>
      <text:p text:style-name="P5"/>
      <text:p text:style-name="P4">Lemma: all finite sets are enumerable:</text:p>
      <text:p text:style-name="P4">Let S be a finite set and |S|=n. </text:p>
      <text:p text:style-name="P4">Let N = {1,2,...,n}.</text:p>
      <text:p text:style-name="P4">Let s be an element in S and assign f(n) = s. </text:p>
      <text:p text:style-name="P4">Let S' = S − {s}. </text:p>
      <text:p text:style-name="P4">Let s' be an element of S' and assign f(n − 1) = s. </text:p>
      <text:p text:style-name="P4">Continue until all elements of the set have been assigned a natural number. This is an enumeration of 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Times New Roman" svg:font-family="'Times New Roman'"/>
    <style:font-face style:name="sans-serif" svg:font-family="sans-serif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P1" style:family="paragraph" style:parent-style-name="Header">
      <style:paragraph-properties>
        <style:tab-stops>
          <style:tab-stop style:position="6.9181in" style:type="right"/>
          <style:tab-stop style:position="6.9252in" style:type="right"/>
        </style:tab-stops>
      </style:paragraph-properties>
      <style:text-properties fo:font-size="20pt" style:font-size-asian="20pt" style:font-size-complex="20pt"/>
    </style:style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pm1">
      <style:header>
        <text:p text:style-name="P1">J Bolton<text:tab/>ch. 8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jb</meta:initial-creator>
    <meta:creation-date>2010-10-10T18:43:19</meta:creation-date>
    <dc:date>2011-03-28T19:51:39</dc:date>
    <meta:editing-cycles>787</meta:editing-cycles>
    <meta:editing-duration>P1DT8H24M3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20" meta:word-count="208" meta:character-count="1149"/>
  </office:meta>
</office:document-meta>
</file>